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0000001003C6C69509AF29D30.png" manifest:media-type="image/png"/>
  <manifest:file-entry manifest:full-path="Pictures/1000000000000100000001006B7EB1A9AB68C2D1.png" manifest:media-type="image/png"/>
  <manifest:file-entry manifest:full-path="Pictures/100000000000010000000100134C577000351F60.png" manifest:media-type="image/png"/>
  <manifest:file-entry manifest:full-path="Pictures/10000000000001000000010086C01F97D5BE28D7.png" manifest:media-type="image/png"/>
  <manifest:file-entry manifest:full-path="Pictures/100000000000010000000100DA6C1DDB334653E6.png" manifest:media-type="image/png"/>
  <manifest:file-entry manifest:full-path="Pictures/1000000000000100000001005D1BF46D3AF97755.png" manifest:media-type="image/png"/>
  <manifest:file-entry manifest:full-path="Pictures/1000000000000100000001005EC1503E5FF282BA.png" manifest:media-type="image/png"/>
  <manifest:file-entry manifest:full-path="Pictures/100000000000010000000100C9C79F7ADCF6ABE6.png" manifest:media-type="image/png"/>
  <manifest:file-entry manifest:full-path="Pictures/1000000000000100000001003D8C04E290F4029E.png" manifest:media-type="image/png"/>
  <manifest:file-entry manifest:full-path="Pictures/1000000000000100000001003BE24EE29580F08A.png" manifest:media-type="image/png"/>
  <manifest:file-entry manifest:full-path="Pictures/1000000000000100000001002328582F53DAE0FD.png" manifest:media-type="image/png"/>
  <manifest:file-entry manifest:full-path="Pictures/100000000000010000000100B9941CB424F447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418cm" svg:height="5.418cm" svg:x="0.178cm" svg:y="0.14cm">
          <draw:image xlink:href="Pictures/100000000000010000000100DA6C1DDB334653E6.png" xlink:type="simple" xlink:show="embed" xlink:actuate="onLoad">
            <text:p/>
          </draw:image>
        </draw:frame>
        <draw:frame draw:style-name="gr1" draw:text-style-name="P1" draw:layer="layout" svg:width="5.418cm" svg:height="5.418cm" svg:x="5.539cm" svg:y="0.124cm">
          <draw:image xlink:href="Pictures/10000000000001000000010086C01F97D5BE28D7.png" xlink:type="simple" xlink:show="embed" xlink:actuate="onLoad">
            <text:p/>
          </draw:image>
        </draw:frame>
        <draw:frame draw:style-name="gr1" draw:text-style-name="P1" draw:layer="layout" svg:width="5.418cm" svg:height="5.418cm" svg:x="10.973cm" svg:y="0.14cm">
          <draw:image xlink:href="Pictures/1000000000000100000001003D8C04E290F4029E.png" xlink:type="simple" xlink:show="embed" xlink:actuate="onLoad">
            <text:p/>
          </draw:image>
        </draw:frame>
        <draw:frame draw:style-name="gr1" draw:text-style-name="P1" draw:layer="layout" svg:width="5.418cm" svg:height="5.418cm" svg:x="0.178cm" svg:y="5.601cm">
          <draw:image xlink:href="Pictures/1000000000000100000001002328582F53DAE0FD.png" xlink:type="simple" xlink:show="embed" xlink:actuate="onLoad">
            <text:p/>
          </draw:image>
        </draw:frame>
        <draw:frame draw:style-name="gr1" draw:text-style-name="P1" draw:layer="layout" svg:width="5.418cm" svg:height="5.418cm" svg:x="10.973cm" svg:y="5.501cm">
          <draw:image xlink:href="Pictures/1000000000000100000001005EC1503E5FF282BA.png" xlink:type="simple" xlink:show="embed" xlink:actuate="onLoad">
            <text:p/>
          </draw:image>
        </draw:frame>
        <draw:frame draw:style-name="gr1" draw:text-style-name="P1" draw:layer="layout" svg:width="5.418cm" svg:height="5.418cm" svg:x="5.602cm" svg:y="5.5cm">
          <draw:image xlink:href="Pictures/100000000000010000000100B9941CB424F4478F.png" xlink:type="simple" xlink:show="embed" xlink:actuate="onLoad">
            <text:p/>
          </draw:image>
        </draw:frame>
        <draw:frame draw:style-name="gr1" draw:text-style-name="P1" draw:layer="layout" svg:width="5.418cm" svg:height="5.418cm" svg:x="16.334cm" svg:y="0.113cm">
          <draw:image xlink:href="Pictures/1000000000000100000001003BE24EE29580F08A.png" xlink:type="simple" xlink:show="embed" xlink:actuate="onLoad">
            <text:p/>
          </draw:image>
        </draw:frame>
        <draw:frame draw:style-name="gr1" draw:text-style-name="P1" draw:layer="layout" svg:width="5.418cm" svg:height="5.418cm" svg:x="16.364cm" svg:y="5.523cm">
          <draw:image xlink:href="Pictures/100000000000010000000100134C577000351F60.png" xlink:type="simple" xlink:show="embed" xlink:actuate="onLoad">
            <text:p/>
          </draw:image>
        </draw:frame>
        <draw:frame draw:style-name="gr1" draw:text-style-name="P1" draw:layer="layout" svg:width="5.418cm" svg:height="5.418cm" svg:x="0.097cm" svg:y="10.854cm">
          <draw:image xlink:href="Pictures/1000000000000100000001005D1BF46D3AF97755.png" xlink:type="simple" xlink:show="embed" xlink:actuate="onLoad">
            <text:p/>
          </draw:image>
        </draw:frame>
        <draw:frame draw:style-name="gr1" draw:text-style-name="P1" draw:layer="layout" svg:width="5.418cm" svg:height="5.418cm" svg:x="5.612cm" svg:y="10.9cm">
          <draw:image xlink:href="Pictures/1000000000000100000001006B7EB1A9AB68C2D1.png" xlink:type="simple" xlink:show="embed" xlink:actuate="onLoad">
            <text:p/>
          </draw:image>
        </draw:frame>
        <draw:frame draw:style-name="gr1" draw:text-style-name="P1" draw:layer="layout" svg:width="5.418cm" svg:height="5.418cm" svg:x="11.011cm" svg:y="10.873cm">
          <draw:image xlink:href="Pictures/100000000000010000000100C9C79F7ADCF6ABE6.png" xlink:type="simple" xlink:show="embed" xlink:actuate="onLoad">
            <text:p/>
          </draw:image>
        </draw:frame>
        <draw:frame draw:style-name="gr1" draw:text-style-name="P1" draw:layer="layout" svg:width="5.418cm" svg:height="5.418cm" svg:x="16.391cm" svg:y="10.9cm">
          <draw:image xlink:href="Pictures/1000000000000100000001003C6C69509AF29D30.png" xlink:type="simple" xlink:show="embed" xlink:actuate="onLoad">
            <text:p/>
          </draw:image>
        </draw:frame>
        <draw:frame draw:style-name="gr1" draw:text-style-name="P1" draw:layer="layout" svg:width="5.418cm" svg:height="5.418cm" svg:x="0.097cm" svg:y="16.254cm">
          <draw:image xlink:href="Pictures/1000000000000100000001005D1BF46D3AF97755.png" xlink:type="simple" xlink:show="embed" xlink:actuate="onLoad">
            <text:p/>
          </draw:image>
        </draw:frame>
        <draw:frame draw:style-name="gr1" draw:text-style-name="P1" draw:layer="layout" svg:width="5.418cm" svg:height="5.418cm" svg:x="5.612cm" svg:y="16.3cm">
          <draw:image xlink:href="Pictures/1000000000000100000001006B7EB1A9AB68C2D1.png" xlink:type="simple" xlink:show="embed" xlink:actuate="onLoad">
            <text:p/>
          </draw:image>
        </draw:frame>
        <draw:frame draw:style-name="gr1" draw:text-style-name="P1" draw:layer="layout" svg:width="5.418cm" svg:height="5.418cm" svg:x="11.011cm" svg:y="16.273cm">
          <draw:image xlink:href="Pictures/100000000000010000000100C9C79F7ADCF6ABE6.png" xlink:type="simple" xlink:show="embed" xlink:actuate="onLoad">
            <text:p/>
          </draw:image>
        </draw:frame>
        <draw:frame draw:style-name="gr1" draw:text-style-name="P1" draw:layer="layout" svg:width="5.418cm" svg:height="5.418cm" svg:x="16.391cm" svg:y="16.3cm">
          <draw:image xlink:href="Pictures/1000000000000100000001003C6C69509AF29D3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844cm" fo:page-height="21.8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23T22:03:50.296625464</dc:date>
    <meta:editing-duration>PT12M55S</meta:editing-duration>
    <meta:editing-cycles>5</meta:editing-cycles>
    <meta:generator>LibreOffice/6.0.7.3$Linux_X86_64 LibreOffice_project/00m0$Build-3</meta:generator>
    <meta:document-statistic meta:object-count="16"/>
  </office:meta>
</office:document-meta>
</file>